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5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D. H. Nieto<text:tab/>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text:tab/></text:p>
      <text:p text:style-name="P5">Addressee as “Editor”<text:tab/>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97 Seventh Av./</text:p>
      <text:p text:style-name="P3">N. York/</text:p>
      <text:p text:style-name="P2">Rev. S. Morais/</text:p>
      <text:p text:style-name="P2"><text:tab/>Rev. and Dear Sir/</text:p>
      <text:p text:style-name="P2"><text:tab/><text:tab/>Hearing that/ you intend coming on to-morrow/ for funeral of late Dr De Solla/ I trust that you will do me/ the honor of lunching with me/ </text:p>
      <text:p text:style-name="P2">With kind wishes for yourself and/ family I am/ Yours Obediently/ D. H. Niet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10:46.25</meta:creation-date>
    <dc:date>2012-01-23T14:13:48.03</dc:date>
    <dc:creator>Penn Libraries</dc:creator>
    <meta:editing-duration>PT00H03M0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14" meta:character-count="1516"/>
  </office:meta>
</office:document-meta>
</file>